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pt" fo:language="pt" fo:country="BR" officeooo:rsid="0004c9b0" officeooo:paragraph-rsid="0004c9b0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fo:language="pt" fo:country="BR" fo:font-weight="bold" officeooo:rsid="0006344d" officeooo:paragraph-rsid="0006344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1pt" fo:language="pt" fo:country="BR" fo:font-weight="bold" officeooo:rsid="000a7be5" officeooo:paragraph-rsid="000a7be5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language="pt" fo:country="BR" fo:font-weight="normal" officeooo:rsid="000a7be5" officeooo:paragraph-rsid="000a7be5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language="pt" fo:country="BR" fo:font-weight="normal" officeooo:rsid="000c6cc9" officeooo:paragraph-rsid="000c6cc9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fo:language="pt" fo:country="BR" fo:font-weight="normal" officeooo:rsid="001024e6" officeooo:paragraph-rsid="001024e6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fo:language="pt" fo:country="BR" fo:font-weight="normal" officeooo:rsid="0011b283" officeooo:paragraph-rsid="001024e6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fo:language="pt" fo:country="BR" fo:font-weight="normal" officeooo:rsid="0011b283" officeooo:paragraph-rsid="0011b283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officeooo:rsid="001024e6" officeooo:paragraph-rsid="001024e6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officeooo:rsid="0011b283" officeooo:paragraph-rsid="0011b283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officeooo:paragraph-rsid="000c6cc9"/>
    </style:style>
    <style:style style:name="P12" style:family="paragraph" style:parent-style-name="Standard">
      <style:paragraph-properties fo:text-align="start" style:justify-single-word="false"/>
      <style:text-properties fo:color="#c9211e" fo:font-size="11pt" fo:language="pt" fo:country="BR" fo:font-weight="bold" officeooo:rsid="0011b283" officeooo:paragraph-rsid="001024e6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c9211e" fo:font-weight="normal" officeooo:paragraph-rsid="001024e6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1pt" fo:language="pt" fo:country="BR" fo:font-weight="normal" officeooo:rsid="001024e6" officeooo:paragraph-rsid="001024e6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1pt" fo:language="pt" fo:country="BR" fo:font-weight="normal" officeooo:rsid="001024e6" officeooo:paragraph-rsid="0006344d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1pt" fo:language="pt" fo:country="BR" fo:font-weight="normal" officeooo:rsid="001e1751" officeooo:paragraph-rsid="001e1751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1pt" fo:language="pt" fo:country="BR" fo:font-weight="bold" officeooo:rsid="001e1751" officeooo:paragraph-rsid="001e1751" style:font-size-asian="11pt" style:font-weight-asian="bold" style:font-size-complex="11pt" style:font-weight-complex="bold"/>
    </style:style>
    <style:style style:name="P18" style:family="paragraph" style:parent-style-name="Standard" style:list-style-name="L4">
      <style:paragraph-properties fo:text-align="start" style:justify-single-word="false"/>
      <style:text-properties fo:font-weight="bold" officeooo:rsid="001e1751" officeooo:paragraph-rsid="001e1751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1e1751" officeooo:paragraph-rsid="001e1751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paragraph-rsid="001e1751"/>
    </style:style>
    <style:style style:name="P21" style:family="paragraph" style:parent-style-name="Standard" style:list-style-name="L2">
      <style:paragraph-properties fo:text-align="start" style:justify-single-word="false"/>
      <style:text-properties officeooo:rsid="001e1751" officeooo:paragraph-rsid="001e1751"/>
    </style:style>
    <style:style style:name="P22" style:family="paragraph" style:parent-style-name="Standard">
      <style:paragraph-properties fo:text-align="start" style:justify-single-word="false"/>
      <style:text-properties officeooo:rsid="001e1751" officeooo:paragraph-rsid="001e1751"/>
    </style:style>
    <style:style style:name="P23" style:family="paragraph" style:parent-style-name="Standard" style:list-style-name="L3">
      <style:paragraph-properties fo:text-align="start" style:justify-single-word="false"/>
      <style:text-properties officeooo:rsid="001e1751" officeooo:paragraph-rsid="001e1751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e1751" officeooo:paragraph-rsid="001e1751" style:font-weight-asian="normal" style:font-weight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fo:font-weight="normal" officeooo:rsid="001e1751" officeooo:paragraph-rsid="001e1751" style:font-weight-asian="normal" style:font-weight-complex="normal"/>
    </style:style>
    <style:style style:name="T1" style:family="text">
      <style:text-properties fo:language="pt" fo:country="BR" fo:font-weight="normal" style:font-weight-asian="normal" style:font-weight-complex="normal"/>
    </style:style>
    <style:style style:name="T2" style:family="text">
      <style:text-properties fo:language="pt" fo:country="BR" fo:font-weight="normal" officeooo:rsid="001202a8" style:font-weight-asian="normal" style:font-weight-complex="normal"/>
    </style:style>
    <style:style style:name="T3" style:family="text">
      <style:text-properties fo:language="pt" fo:country="BR" fo:font-weight="bold" style:font-weight-asian="bold" style:font-weight-complex="bold"/>
    </style:style>
    <style:style style:name="T4" style:family="text">
      <style:text-properties fo:language="pt" fo:country="BR" fo:font-weight="bold" officeooo:rsid="001ca96d" style:font-weight-asian="bold" style:font-weight-complex="bold"/>
    </style:style>
    <style:style style:name="T5" style:family="text">
      <style:text-properties fo:language="pt" fo:country="BR" fo:font-weight="bold" officeooo:rsid="001e1751" style:font-weight-asian="bold" style:font-weight-complex="bold"/>
    </style:style>
    <style:style style:name="T6" style:family="text">
      <style:text-properties officeooo:rsid="0006344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f8f71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c6cc9"/>
    </style:style>
    <style:style style:name="T11" style:family="text">
      <style:text-properties fo:font-size="11pt" fo:language="pt" fo:country="BR" fo:font-weight="bold" officeooo:rsid="001024e6" style:font-size-asian="11pt" style:font-weight-asian="bold" style:font-size-complex="11pt" style:font-weight-complex="bold"/>
    </style:style>
    <style:style style:name="T12" style:family="text">
      <style:text-properties fo:font-size="11pt" fo:language="pt" fo:country="BR" fo:font-weight="bold" officeooo:rsid="0011b283" style:font-size-asian="11pt" style:font-weight-asian="bold" style:font-size-complex="11pt" style:font-weight-complex="bold"/>
    </style:style>
    <style:style style:name="T13" style:family="text">
      <style:text-properties fo:font-size="11pt" fo:language="pt" fo:country="BR" fo:font-weight="bold" officeooo:rsid="001ca96d" style:font-size-asian="11pt" style:font-weight-asian="bold" style:font-size-complex="11pt" style:font-weight-complex="bold"/>
    </style:style>
    <style:style style:name="T14" style:family="text">
      <style:text-properties fo:font-size="11pt" fo:language="pt" fo:country="BR" fo:font-weight="bold" officeooo:rsid="000c6cc9" style:font-size-asian="11pt" style:font-weight-asian="bold" style:font-size-complex="11pt" style:font-weight-complex="bold"/>
    </style:style>
    <style:style style:name="T15" style:family="text">
      <style:text-properties fo:font-size="11pt" fo:language="pt" fo:country="BR" fo:font-weight="bold" officeooo:rsid="001d7b72" style:font-size-asian="11pt" style:font-weight-asian="bold" style:font-size-complex="11pt" style:font-weight-complex="bold"/>
    </style:style>
    <style:style style:name="T16" style:family="text">
      <style:text-properties fo:font-size="11pt" fo:language="pt" fo:country="BR" fo:font-weight="bold" officeooo:rsid="001e1751" style:font-size-asian="11pt" style:font-weight-asian="bold" style:font-size-complex="11pt" style:font-weight-complex="bold"/>
    </style:style>
    <style:style style:name="T17" style:family="text">
      <style:text-properties fo:font-size="11pt" fo:language="pt" fo:country="BR" fo:font-weight="normal" officeooo:rsid="000c6cc9" style:font-size-asian="11pt" style:font-weight-asian="normal" style:font-size-complex="11pt" style:font-weight-complex="normal"/>
    </style:style>
    <style:style style:name="T18" style:family="text">
      <style:text-properties fo:font-size="11pt" fo:language="pt" fo:country="BR" fo:font-weight="normal" officeooo:rsid="001e1751" style:font-size-asian="11pt" style:font-weight-asian="normal" style:font-size-complex="11pt" style:font-weight-complex="normal"/>
    </style:style>
    <style:style style:name="T19" style:family="text">
      <style:text-properties fo:font-size="11pt" fo:language="pt" fo:country="BR" officeooo:rsid="001024e6" style:font-size-asian="11pt" style:font-size-complex="11pt"/>
    </style:style>
    <style:style style:name="T20" style:family="text">
      <style:text-properties fo:font-size="11pt" fo:language="pt" fo:country="BR" officeooo:rsid="001ca96d" style:font-size-asian="11pt" style:font-size-complex="11pt"/>
    </style:style>
    <style:style style:name="T21" style:family="text">
      <style:text-properties fo:font-size="11pt" fo:language="pt" fo:country="BR" officeooo:rsid="0011b283" style:font-size-asian="11pt" style:font-size-complex="11pt"/>
    </style:style>
    <style:style style:name="T22" style:family="text">
      <style:text-properties officeooo:rsid="001e1751"/>
    </style:style>
    <style:style style:name="T23" style:family="text">
      <style:text-properties officeooo:rsid="001f8f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envolvimento de Software para a WEB – SI e ES</text:p>
      <text:p text:style-name="P1">Professor: Jefferson de Carvalho Silva</text:p>
      <text:p text:style-name="P1">Semestre <text:span text:style-name="T6">2020.1 </text:span></text:p>
      <text:p text:style-name="P1"/>
      <text:p text:style-name="P2">Atividade <text:span text:style-name="T22">3</text:span></text:p>
      <text:p text:style-name="P2"/>
      <text:p text:style-name="P3">Leia com atenção as instruções abaixo:</text:p>
      <text:p text:style-name="P2"/>
      <text:p text:style-name="P4">Para toda a disciplina, até o fim do semestre, você <text:span text:style-name="T9">DEVE </text:span>criar um repositório do GITHUB. Sugiro que crie repositório com <text:span text:style-name="T10">o nome</text:span> <text:span text:style-name="T9">WEB_2020_1</text:span>, por exemplo.</text:p>
      <text:p text:style-name="P4"/>
      <text:p text:style-name="P4">Em <text:span text:style-name="T9">WEB_2020_1, </text:span>ou o nome que você tiver escolhido, CADA UMA das atividades será um projeto (pasta) separada. Por exemplo, na atividade deste documento, você deverá criar um projeto com <text:span text:style-name="T9">create-react-app</text:span>. Na próxima atividade, um novo projeto. E assim por diante.</text:p>
      <text:p text:style-name="P4"/>
      <text:p text:style-name="P11"><text:span text:style-name="T17">As atividades terão um prazo de entrega, e serão </text:span><text:span text:style-name="T14">individuais</text:span><text:span text:style-name="T17">. A entrega é feita no </text:span><text:span text:style-name="T14">SIPPA</text:span><text:span text:style-name="T17">, com o envio de um arquivo </text:span><text:span text:style-name="T15">HTML</text:span><text:span text:style-name="T17"> apenas com o link da sua atividade implementada NO REPOSITÓRIO, como explicado acima.</text:span></text:p>
      <text:p text:style-name="P5"/>
      <text:p text:style-name="P5">------------------------------------------------------------------------------------------------------------------------</text:p>
      <text:p text:style-name="P15"/>
      <text:p text:style-name="P17">Material assíncrono para esta atividade:</text:p>
      <text:p text:style-name="P16"/>
      <text:p text:style-name="P20"><text:span text:style-name="T18">Slides: </text:span><text:a xlink:type="simple" xlink:href="https://github.com/jeffersoncarvalho/WEB_2020-1/blob/master/SLIDES/aula03-crud.p" text:style-name="Internet_20_link" text:visited-style-name="Visited_20_Internet_20_Link">https://github.com/jeffersoncarvalho/WEB_2020-1/blob/master/SLIDES/aula03-crud.p</text:a> </text:p>
      <text:list xml:id="list4210459422" text:style-name="L2">
        <text:list-item>
          <text:p text:style-name="P21">Leia apenas até o slide 35</text:p>
        </text:list-item>
        <text:list-item>
          <text:p text:style-name="P21">Use Bootstrap, Routes e Json-Server.</text:p>
        </text:list-item>
      </text:list>
      <text:p text:style-name="P22">Vídeos: </text:p>
      <text:list xml:id="list540113886" text:style-name="L3">
        <text:list-item>
          <text:p text:style-name="P23">Aula 05 – Parte 01: <text:a xlink:type="simple" xlink:href="https://youtu.be/uTGQ5J4ZRgs" text:style-name="Internet_20_link" text:visited-style-name="Visited_20_Internet_20_Link">https://youtu.be/uTGQ5J4ZRgs</text:a></text:p>
        </text:list-item>
        <text:list-item>
          <text:p text:style-name="P23">Aula 05 – Parte 02: <text:a xlink:type="simple" xlink:href="https://youtu.be/6w0KJ9DO8KM" text:style-name="Internet_20_link" text:visited-style-name="Visited_20_Internet_20_Link">https://youtu.be/6w0KJ9DO8KM</text:a></text:p>
        </text:list-item>
        <text:list-item>
          <text:p text:style-name="P23">Aula 05 – Parte 03: <text:a xlink:type="simple" xlink:href="https://youtu.be/NZ83flGr4do" text:style-name="Internet_20_link" text:visited-style-name="Visited_20_Internet_20_Link">https://youtu.be/NZ83flGr4do</text:a></text:p>
        </text:list-item>
      </text:list>
      <text:p text:style-name="P22"/>
      <text:p text:style-name="P22">Note que o material trata de um projeto CRUD simples, onde inicialmente usaremos Rotas (<text:span text:style-name="T9">Routes</text:span>) como menu de navegação, <text:span text:style-name="T9">Bootstrap</text:span> para deixar tudo lindo e <text:span text:style-name="T9">Json-Server</text:span> como base de dados quebra-galho.</text:p>
      <text:p text:style-name="P20"/>
      <text:p text:style-name="P22">A tarefa de vocês, é criar EXATAMENTE a mesma coisa, só que para a entidade <text:span text:style-name="T9">Disciplina. </text:span><text:span text:style-name="T7">Uma Disciplina tem as seguintes informações:</text:span></text:p>
      <text:p text:style-name="P22"><text:span text:style-name="T7"/></text:p>
      <text:list xml:id="list1075526576" text:style-name="L4">
        <text:list-item>
          <text:p text:style-name="P18">nome</text:p>
        </text:list-item>
        <text:list-item>
          <text:p text:style-name="P18">curso</text:p>
        </text:list-item>
        <text:list-item>
          <text:p text:style-name="P18">capacidade <text:span text:style-name="T23">(</text:span><text:span text:style-name="T8">quantidade máxima de alunos</text:span><text:span text:style-name="T23">)</text:span></text:p>
        </text:list-item>
      </text:list>
      <text:p text:style-name="P19"/>
      <text:p text:style-name="P24">Sendo assim, vocês devem implementar:</text:p>
      <text:p text:style-name="P24"/>
      <text:list xml:id="list976794616" text:style-name="L5">
        <text:list-item>
          <text:p text:style-name="P25">Um menu principal, com os links Home, Inserir e Listar <text:span text:style-name="T23">(ainda não funcionando, apenas exibe uma página em branco)</text:span>.</text:p>
        </text:list-item>
        <text:list-item>
          <text:p text:style-name="P25">Um formulário onde o usuário entra com os dados da disciplina (listados acima) e os <text:span text:style-name="T9">insere</text:span> dentro de uma base <text:span text:style-name="T9">Json-Server</text:span>.</text:p>
        </text:list-item>
        <text:list-item>
          <text:p text:style-name="P25">A implementação de vocês deve usar Routes para os links e Bootstrap, <text:span text:style-name="T23">tal qual os vídeos</text:span>.</text:p>
        </text:list-item>
        <text:list-item>
          <text:p text:style-name="P25">O trabalho só estará <text:span text:style-name="T9">completo</text:span> se eu puder inserir uma disciplina no Json-Server.</text:p>
        </text:list-item>
      </text:list>
      <text:p text:style-name="P15"/>
      <text:p text:style-name="P6">------------------------------------------------------------------------------------------------------------------------</text:p>
      <text:p text:style-name="P6"/>
      <text:p text:style-name="P9"><text:span text:style-name="T3">Prazo de Entrega: até as 23:59 do dia </text:span><text:span text:style-name="T5">12</text:span><text:span text:style-name="T3">/0</text:span><text:span text:style-name="T4">8</text:span><text:span text:style-name="T3">/2020 (</text:span><text:span text:style-name="T5">Quarta</text:span><text:span text:style-name="T3">)</text:span><text:span text:style-name="T1"> </text:span></text:p>
      <text:p text:style-name="P6"/>
      <text:p text:style-name="P13"><text:soft-page-break/><text:span text:style-name="T19">Atividade no </text:span><text:span text:style-name="T11">SIPPA</text:span><text:span text:style-name="T19"> para submeter o arquivo </text:span><text:span text:style-name="T13">HTML</text:span><text:span text:style-name="T19">: </text:span><text:span text:style-name="T12">AR</text:span><text:span text:style-name="T16">3</text:span><text:span text:style-name="T21">, em “Avaliações”. </text:span><text:span text:style-name="T20">O arquivo </text:span><text:span text:style-name="T13">HTML</text:span><text:span text:style-name="T20"> deve conter um link para o projeto atividade no </text:span><text:span text:style-name="T13">GITHUB</text:span><text:span text:style-name="T20">.</text:span></text:p>
      <text:p text:style-name="P12"/>
      <text:p text:style-name="P7">------------------------------------------------------------------------------------------------------------------------</text:p>
      <text:p text:style-name="P7"/>
      <text:p text:style-name="P10"><text:span text:style-name="T1">Não deixe para o último momento e verifique se seu arquivo foi submetido corretamente. Caso o SIPPA saia do ar, me envie um e-mail. </text:span><text:span text:style-name="T2">Abraços.</text:span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0-08-04T08:08:23.574000000</dc:date>
    <meta:editing-duration>PT57M34S</meta:editing-duration>
    <meta:editing-cycles>19</meta:editing-cycles>
    <meta:document-statistic meta:table-count="0" meta:image-count="0" meta:object-count="0" meta:page-count="2" meta:paragraph-count="32" meta:word-count="369" meta:character-count="2645" meta:non-whitespace-character-count="2312"/>
  </office:meta>
</office:document-meta>
</file>